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E000003F95C577D702C5A9564.png" manifest:media-type="image/png"/>
  <manifest:file-entry manifest:full-path="Pictures/10000001000003FD000003F73FA20EC7E810830C.png" manifest:media-type="image/png"/>
  <manifest:file-entry manifest:full-path="Pictures/10000001000005EB00000430CB7F133A7E2CA58A.png" manifest:media-type="image/png"/>
  <manifest:file-entry manifest:full-path="Pictures/10000001000004260000040345295A70A9140B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ca5" officeooo:paragraph-rsid="00054ca5"/>
    </style:style>
    <style:style style:name="P2" style:family="paragraph" style:parent-style-name="Standard">
      <style:text-properties officeooo:rsid="00062314" officeooo:paragraph-rsid="00062314"/>
    </style:style>
    <style:style style:name="P3" style:family="paragraph" style:parent-style-name="Standard">
      <style:text-properties officeooo:rsid="00062314" officeooo:paragraph-rsid="00062314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 4</text:p>
      <text:p text:style-name="Standard"/>
      <text:p text:style-name="Standard"/>
      <text:p text:style-name="Standard"/>
      <text:p text:style-name="Standard"/>
      <text:p text:style-name="P2"><draw:frame draw:style-name="fr2" draw:name="Image1" text:anchor-type="char" svg:width="17cm" svg:height="16.439cm" draw:z-index="0"><draw:image xlink:href="Pictures/10000001000004260000040345295A70A9140B06.png" xlink:type="simple" xlink:show="embed" xlink:actuate="onLoad" draw:mime-type="image/png"/></draw:frame>1</text:p>
      <text:p text:style-name="P2"/>
      <text:p text:style-name="P3"><text:bookmark text:name="docs-internal-guid-9afb88b5-7fff-8a28-0230-13614c2f25c5"/><text:soft-page-break/><draw:frame draw:style-name="fr1" draw:name="Image2" text:anchor-type="as-char" svg:width="17.013cm" svg:height="16.907cm" draw:z-index="1"><draw:image xlink:href="Pictures/10000001000003FD000003F73FA20EC7E810830C.png" xlink:type="simple" xlink:show="embed" xlink:actuate="onLoad" draw:mime-type="image/png"/></draw:frame></text:p>
      <text:p text:style-name="P2">2</text:p>
      <text:p text:style-name="P2"/>
      <text:p text:style-name="P3"><text:bookmark text:name="docs-internal-guid-1a4331a9-7fff-3375-5362-06d12cd9873c"/><text:soft-page-break/><draw:frame draw:style-name="fr1" draw:name="Image3" text:anchor-type="as-char" svg:width="17.013cm" svg:height="10.821cm" draw:z-index="2"><draw:image xlink:href="Pictures/100000010000063E000003F95C577D702C5A9564.png" xlink:type="simple" xlink:show="embed" xlink:actuate="onLoad" draw:mime-type="image/png"/></draw:frame></text:p>
      <text:p text:style-name="P2">3</text:p>
      <text:p text:style-name="P2"/>
      <text:p text:style-name="P3"><text:bookmark text:name="docs-internal-guid-1bb6c815-7fff-1090-0117-ddfef1fd9a90"/><draw:frame draw:style-name="fr1" draw:name="Image4" text:anchor-type="as-char" svg:width="17.013cm" svg:height="12.039cm" draw:z-index="3"><draw:image xlink:href="Pictures/10000001000005EB00000430CB7F133A7E2CA58A.png" xlink:type="simple" xlink:show="embed" xlink:actuate="onLoad" draw:mime-type="image/png"/></draw:frame></text:p>
      <text:p text:style-name="P2">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0:56:50.543873373</meta:creation-date>
    <dc:date>2023-11-28T22:34:14.173074910</dc:date>
    <meta:editing-duration>PT25M3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8" meta:word-count="6" meta:character-count="9" meta:non-whitespace-character-count="8"/>
  </office:meta>
</office:document-meta>
</file>